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" style:family="paragraph" style:parent-style-name="Text_20_body">
      <style:paragraph-properties fo:margin-left="0.5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c958233-7fff-3d39-0745-aee5e595aa18"/> <text:span text:style-name="T1">#!/bin/bash</text:span></text:p>
      <text:p text:style-name="Text_20_body"/>
      <text:p text:style-name="P2"># Free memory output to a free_mem.txt file</text:p>
      <text:p text:style-name="P2">free -h | awk '{print $3}' &gt; /home/sysadmin/Projects/TarDocs/backups/freemem/fre$</text:p>
      <text:p text:style-name="Text_20_body"/>
      <text:p text:style-name="P2"># Disk usage output to a disk_usage.txt file</text:p>
      <text:p text:style-name="P2">df -h &gt; /home/sysadmin/Projects/TarDocs/backups/diskuse/disk_usage.txt</text:p>
      <text:p text:style-name="Text_20_body"/>
      <text:p text:style-name="P2"># List open files to a open_list.txt file</text:p>
      <text:p text:style-name="P2">lsof &gt; /home/sysadmin/Projects/TarDocs/backups/openlist/open_list.txt</text:p>
      <text:p text:style-name="Text_20_body"/>
      <text:p text:style-name="P2"># Free disk space to a free_disk.txt file</text:p>
      <text:p text:style-name="P2">df -h &gt; /home/sysadmin/Projects/TarDocs/backups/freedisk/free_disk.txt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2-18T15:46:31.104000000</dc:date>
    <meta:editing-duration>PT1M8S</meta:editing-duration>
    <meta:editing-cycles>3</meta:editing-cycles>
    <meta:document-statistic meta:table-count="0" meta:image-count="0" meta:object-count="0" meta:page-count="1" meta:paragraph-count="10" meta:word-count="52" meta:character-count="472" meta:non-whitespace-character-count="427"/>
  </office:meta>
</office:document-meta>
</file>